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40ef02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fo:color="#800080" loext:opacity="100%" style:language-complex="ur" style:country-complex="PK"/>
    </style:style>
    <style:style style:name="T5" style:family="text">
      <style:text-properties style:language-complex="fa" style:country-complex="IR"/>
    </style:style>
    <style:style style:name="T6" style:family="text">
      <style:text-properties style:font-name-asian="Scheherazade" style:language-complex="fa" style:country-complex="IR"/>
    </style:style>
    <style:style style:name="T7" style:family="text">
      <style:text-properties fo:color="#800080" loext:opacity="100%" style:language-complex="fa" style:country-complex="IR"/>
    </style:style>
    <style:style style:name="T8" style:family="text">
      <style:text-properties fo:color="#ff8000" loext:opacity="100%" style:language-complex="fa" style:country-complex="IR"/>
    </style:style>
    <style:style style:name="T9" style:family="text">
      <style:text-properties fo:color="#ff8000" loext:opacity="100%" style:font-name-asian="Scheherazade" style:language-complex="fa" style:country-complex="IR"/>
    </style:style>
    <style:style style:name="T10" style:family="text">
      <style:text-properties fo:letter-spacing="0.0028in" style:language-complex="fa" style:country-complex="IR" style:text-scale="109%"/>
    </style:style>
    <style:style style:name="T11" style:family="text">
      <style:text-properties fo:letter-spacing="0.0028in" style:font-name-asian="Scheherazade" style:language-complex="fa" style:country-complex="IR" style:text-scale="109%"/>
    </style:style>
    <style:style style:name="T12" style:family="text">
      <style:text-properties fo:letter-spacing="0.0028in" officeooo:rsid="00175aa8" style:language-complex="fa" style:country-complex="IR" style:text-scale="109%"/>
    </style:style>
    <style:style style:name="T13" style:family="text">
      <style:text-properties fo:letter-spacing="0.0028in" style:font-name-asian="Scheherazade" style:language-complex="ar" style:country-complex="BH" style:text-scale="109%"/>
    </style:style>
    <style:style style:name="T14" style:family="text">
      <style:text-properties fo:color="#ff8000" loext:opacity="100%" fo:letter-spacing="0.0028in" style:font-name-asian="Scheherazade" style:language-complex="ar" style:country-complex="BH" style:text-scale="109%"/>
    </style:style>
    <style:style style:name="T15" style:family="text">
      <style:text-properties fo:color="#ff8000" loext:opacity="100%" fo:letter-spacing="0.0028in" style:font-name-asian="Scheherazade" style:language-complex="fa" style:country-complex="IR" style:text-scale="109%"/>
    </style:style>
    <style:style style:name="T16" style:family="text">
      <style:text-properties style:use-window-font-color="true" loext:opacity="0%" fo:letter-spacing="0.0028in" style:font-name-asian="Scheherazade" style:language-complex="fa" style:country-complex="IR" style:text-scale="109%"/>
    </style:style>
    <style:style style:name="T17" style:family="text">
      <style:text-properties fo:letter-spacing="0.0028in" style:font-name-asian="Times New Roman" style:language-complex="fa" style:country-complex="IR" style:text-scale="109%"/>
    </style:style>
    <style:style style:name="T18" style:family="text">
      <style:text-properties officeooo:rsid="001b30ce"/>
    </style:style>
    <style:style style:name="T19" style:family="text">
      <style:text-properties style:use-window-font-color="true" loext:opacity="0%"/>
    </style:style>
    <style:style style:name="T20" style:family="text">
      <style:text-properties fo:color="#ff8000" loext:opacity="100%"/>
    </style:style>
    <style:style style:name="T21" style:family="text">
      <style:text-properties officeooo:rsid="00244830"/>
    </style:style>
    <style:style style:name="T22" style:family="text">
      <style:text-properties fo:font-family="'Awami Nastaliq'" style:font-pitch="variable"/>
    </style:style>
    <style:style style:name="T23" style:family="text">
      <style:text-properties officeooo:rsid="00024582"/>
    </style:style>
    <style:style style:name="T24" style:family="text">
      <style:text-properties fo:color="#000000" loext:opacity="100%" officeooo:rsid="00024582"/>
    </style:style>
    <style:style style:name="T25" style:family="text">
      <style:text-properties fo:font-family="'Awami Nastaliq'" style:font-pitch="variable" officeooo:rsid="00024582"/>
    </style:style>
    <style:style style:name="T26" style:family="text">
      <style:text-properties style:use-window-font-color="true" loext:opacity="0%" fo:font-family="'Awami Nastaliq'" style:font-pitch="variable" officeooo:rsid="00024582"/>
    </style:style>
    <style:style style:name="T27" style:family="text">
      <style:text-properties style:use-window-font-color="true" loext:opacity="0%" fo:font-family="'Awami Nastaliq'" style:font-pitch="variable" officeooo:rsid="002d59b2"/>
    </style:style>
    <style:style style:name="T28" style:family="text">
      <style:text-properties fo:color="#ff0000" loext:opacity="100%" fo:font-family="'Awami Nastaliq'" style:font-pitch="variable" officeooo:rsid="00024582"/>
    </style:style>
    <style:style style:name="T29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</text:span><text:span text:style-name="T4">بادشاہ</text:span><text:span text:style-name="T3"> </text:span><text:span text:style-name="T5">بادشی یانگ</text:span><text:span text:style-name="T6"> </text:span><text:span text:style-name="T5">شخفو</text:span><text:span text:style-name="T6"> <text:s/></text:span><text:span text:style-name="T7">شوخس</text:span><text:span text:style-name="T5"> </text:span><text:span text:style-name="T3"><text:s/></text:span><text:span text:style-name="T5">چی</text:span><text:span text:style-name="T6"> </text:span><text:span text:style-name="T5">منگموے سونگس <text:s/>خسوسفی <text:s/>جلتے</text:span><text:span text:style-name="T6"> </text:span><text:span text:style-name="T5">کھسکوس دے</text:span><text:span text:style-name="T6"> </text:span><text:span text:style-name="T5">م</text:span><text:span text:style-name="T8">لسی</text:span><text:span text:style-name="T9"> </text:span><text:span text:style-name="T8">کھ</text:span><text:span text:style-name="T5">ہ کھیانگ <text:s/></text:span><text:span text:style-name="T10">تھو</text:span><text:span text:style-name="T11"> </text:span><text:span text:style-name="T10">نمی <text:s/>چھوغو ہلتو</text:span><text:span text:style-name="T12">خ</text:span><text:span text:style-name="T10">سیدپا ژینُوی</text:span><text:span text:style-name="T11"> </text:span><text:span text:style-name="T10">دخون</text:span><text:span text:style-name="T11"> </text:span><text:span text:style-name="T13">زا</text:span><text:span text:style-name="T14">چس</text:span><text:span text:style-name="T15"> تُھونگچس </text:span><text:span text:style-name="T16">گنگمہ کُھورے</text:span><text:span text:style-name="T11"> تھد لہ م</text:span><text:span text:style-name="T16">یُول گنگمی </text:span><text:span text:style-name="T11"><text:s/>تُھوکپا سونگس تھونگ خس</text:span><text:span text:style-name="T16">مس خپیرا گنگمہ <text:s/>اونگفی <text:s/>کَھری ننگجو</text:span><text:span text:style-name="T11">نگ <text:s/>سونگس لم</text:span><text:span text:style-name="T17"> </text:span><text:span text:style-name="T11">ہلتنُوک <text:s/>دُوکس کُھوری ملسی ہرژیک </text:span><text:span text:style-name="T13">بیُونگما <text:s text:c="3"/></text:span></text:p>
      <text:p text:style-name="P2">Urdu: اِنجِیل خُوشخبری ہ <text:span text:style-name="T18">م</text:span>نّجی بیشتر تعلیِم کو سے مُتعلّق یِسُوع مسِی اُسے حُکم اور فقِیہوں کو جمع کر س<text:span text:style-name="T19">ے تحقِ</text:span><text:span text:style-name="T20">یق کی ت</text:span>ھی عِلاقہ کو معرفت کے کنگُرے فرشتوں کو حُکم <text:span text:style-name="T21">س</text:span> سے ٹھیس شوکت مُبار<text:span text:style-name="T20">ک میں ت</text:span>علیِم <text:s/><text:span text:style-name="T22">تُم سُن قرض دُشمنوں</text:span></text:p>
      <text:p text:style-name="P3">Shina: <text:s/><text:span text:style-name="T23">اقوام متحدائ منڙوحقوقوں</text:span><text:span text:style-name="T24"> تھے سکولہ گہ </text:span><text:span text:style-name="T23">متُی تعلیمئ دشکر حمایت تھیگن ازادئ عزم تھیگن سانتی مݜئجی ممبر مُلکس </text:span><text:span text:style-name="T25">تو جکسہ چھپݜ لازمی سانتی مݜئجی <text:s/></text:span><text:span text:style-name="T26">کوش</text:span><text:span text:style-name="T27">ش</text:span><text:span text:style-name="T26"> تھین </text:span><text:span text:style-name="T25">انہ</text:span><text:span text:style-name="T28">سچ <text:s/>شکلئ</text:span><text:span text:style-name="T25"> <text:s text:c="3"/>نہ شکلئ </text:span></text:p>
      <text:p text:style-name="P4">Saraiki: <text:s text:c="2"/>کو سمجھوں ڄئے حقوق اسمبلی جنرل تے سمجھ عطا ڋو جھی کہیں شخص <text:span text:style-name="T19">تے ظلم ہر قسم عزتی کیتی اوندی شخصیت کوں رکھیندن </text:span><text:span text:style-name="T29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1-05T11:12:06.861386800</dc:date>
    <meta:editing-duration>PT6H56M8S</meta:editing-duration>
    <meta:editing-cycles>66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4" meta:word-count="157" meta:character-count="832" meta:non-whitespace-character-count="649"/>
  </office:meta>
</office:document-meta>
</file>